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99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9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0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101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99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99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/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Mofi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38980" calcext:value-type="float">
            <text:p>10,53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68980" calcext:value-type="float">
            <text:p>8,06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1])" office:value-type="float" office:value="22260960" calcext:value-type="float">
            <text:p>22,2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2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7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2:.D112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2:.D106])-[.D101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7:.D118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7:.D112])-[.D103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22T19:57:10.834225971</dc:date>
    <meta:editing-duration>P27DT11H7M28S</meta:editing-duration>
    <meta:editing-cycles>1091</meta:editing-cycles>
    <meta:generator>LibreOffice/25.2.4.3$Linux_X86_64 LibreOffice_project/33e196637044ead23f5c3226cde09b47731f7e27</meta:generator>
    <meta:document-statistic meta:table-count="18" meta:cell-count="1458" meta:object-count="0"/>
  </office:meta>
</office:document-meta>
</file>